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007826"/>
    </style:style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tag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31">
            <text:p>31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0]+[.F12]+[.H11]" office:value-type="percentage" office:value="0.065">
            <text:p>6,5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46.8295709561364">
            <text:p>$46,83</text:p>
          </table:table-cell>
          <table:table-cell table:style-name="ce13" table:formula="of:=[.G2]/1.07" office:value-type="currency" office:currency="EUR" office:value="43.7659541646134">
            <text:p>43,7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2400">
            <text:p>240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8">
            <text:p>8,0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34.8315937238925">
            <text:p>$34,83</text:p>
          </table:table-cell>
          <table:table-cell table:style-name="ce14" table:formula="of:=[.G3]/1.07" office:value-type="currency" office:currency="EUR" office:value="32.5528913307406">
            <text:p>32,55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33.3694813032832">
            <text:p>33,37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380">
            <text:p>380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95">
            <text:p>9,5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27.2023728447512">
            <text:p>$27,20</text:p>
          </table:table-cell>
          <table:table-cell table:style-name="ce15" table:formula="of:=[.G4]/1.07" office:value-type="currency" office:currency="EUR" office:value="25.4227783595806">
            <text:p>25,42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1.47">
            <text:p>$1,47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4">
            <text:p>4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8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6.31578947368421">
            <text:p>6,32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5,88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table:style-name="ce3"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Seeking Alpha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Strong Buy</text:p>
          </table:table-cell>
          <table:table-cell table:style-name="ce4" office:value-type="float" office:value="4.58">
            <text:p>4,58</text:p>
          </table:table-cell>
          <table:table-cell table:number-columns-repeated="7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tag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31">
            <text:p>31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2]+[.B11]+[.D10]+[.F12]+[.H11]" office:value-type="percentage" office:value="0.08">
            <text:p>8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44.8456599120007">
            <text:p>$44,85</text:p>
          </table:table-cell>
          <table:table-cell table:style-name="ce13" table:formula="of:=[.G2]/1.1" office:value-type="currency" office:currency="EUR" office:value="40.7687817381824">
            <text:p>40,7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table:formula="of:=[Schnell.B3]" office:value-type="float" office:value="2400">
            <text:p>240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3]+[.E2]-[.D2]" office:value-type="percentage" office:value="0.095">
            <text:p>9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35.9740397944175">
            <text:p>$35,97</text:p>
          </table:table-cell>
          <table:table-cell table:style-name="ce14" table:formula="of:=[.G3]/1.1" office:value-type="currency" office:currency="EUR" office:value="32.7036725403795">
            <text:p>32,70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33.2077725836305">
            <text:p>33,21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380">
            <text:p>380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15">
            <text:p>11,50%</text:p>
          </table:table-cell>
          <table:table-cell table:style-name="ce10" table:formula="of:=[.D4]+[.E3]-[.D3]" office:value-type="percentage" office:value="0.11">
            <text:p>11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29.874969914715">
            <text:p>$29,87</text:p>
          </table:table-cell>
          <table:table-cell table:style-name="ce15" table:formula="of:=[.G4]/1.1" office:value-type="currency" office:currency="EUR" office:value="27.1590635588318">
            <text:p>27,16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2.26">
            <text:p>$2,26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6.31578947368421">
            <text:p>6,32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8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.05.2023</text:date>, <text:time>17:14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21T17:14:15.66</dc:date>
    <dc:creator>aaa </dc:creator>
    <meta:editing-duration>P2DT19H27M19S</meta:editing-duration>
    <meta:editing-cycles>54</meta:editing-cycles>
    <meta:generator>OpenOffice/4.1.5$Win32 OpenOffice.org_project/415m1$Build-9789</meta:generator>
    <meta:document-statistic meta:table-count="2" meta:cell-count="181" meta:object-count="0"/>
  </office:meta>
</office:document-meta>
</file>